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language="sv" fo:country="SE"/>
    </style:style>
    <style:style style:name="P2" style:family="paragraph" style:parent-style-name="Standard">
      <style:paragraph-properties fo:margin-left="1.27cm" fo:margin-right="0cm" fo:line-height="115%" fo:text-indent="0cm" style:auto-text-indent="false" style:writing-mode="lr-tb"/>
      <style:text-properties fo:language="sv" fo:country="SE" fo:font-style="italic" style:font-style-asian="italic" style:font-style-complex="italic"/>
    </style:style>
    <style:style style:name="P3" style:family="paragraph" style:parent-style-name="Title" style:master-page-name="Standard">
      <style:paragraph-properties fo:line-height="115%" style:page-number="auto" fo:break-before="auto" fo:break-after="auto" style:writing-mode="lr-tb"/>
      <style:text-properties fo:language="sv" fo:country="SE"/>
    </style:style>
    <style:style style:name="P4" style:family="paragraph" style:parent-style-name="Standard" style:list-style-name="L1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5" style:family="paragraph" style:parent-style-name="Standard" style:list-style-name="L2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6" style:family="paragraph" style:parent-style-name="Standard" style:list-style-name="L3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7" style:family="paragraph" style:parent-style-name="Standard" style:list-style-name="L4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8" style:family="paragraph" style:parent-style-name="Standard" style:list-style-name="L2">
      <style:paragraph-properties fo:margin-top="0cm" fo:margin-bottom="0cm" fo:line-height="115%" style:writing-mode="lr-tb"/>
      <style:text-properties fo:language="sv" fo:country="SE"/>
    </style:style>
    <style:style style:name="P9" style:family="paragraph" style:parent-style-name="Standard" style:list-style-name="L3">
      <style:paragraph-properties fo:margin-top="0cm" fo:margin-bottom="0cm" fo:line-height="115%" style:writing-mode="lr-tb"/>
      <style:text-properties fo:language="sv" fo:country="SE" fo:font-style="normal" style:font-style-asian="normal" style:font-style-complex="normal"/>
    </style:style>
    <style:style style:name="P10" style:family="paragraph" style:parent-style-name="Standard" style:list-style-name="LS3">
      <style:paragraph-properties fo:margin-top="0cm" fo:margin-bottom="0cm" fo:line-height="115%" style:writing-mode="lr-tb"/>
      <style:text-properties fo:language="sv" fo:country="SE" fo:font-style="italic" style:font-style-asian="italic" style:font-style-complex="italic"/>
    </style:style>
    <style:style style:name="P11" style:family="paragraph" style:parent-style-name="Standard" style:list-style-name="LS2">
      <style:paragraph-properties fo:margin-top="0cm" fo:margin-bottom="0cm" fo:line-height="115%" style:writing-mode="lr-tb"/>
      <style:text-properties fo:language="sv" fo:country="SE" fo:font-style="italic" style:font-style-asian="italic" style:font-style-complex="italic"/>
    </style:style>
    <style:style style:name="P12" style:family="paragraph" style:parent-style-name="Standard">
      <style:paragraph-properties fo:line-height="115%" style:writing-mode="lr-tb"/>
      <style:text-properties fo:language="sv" fo:country="SE" fo:font-style="normal" style:font-style-asian="normal" style:font-style-complex="normal"/>
    </style:style>
    <style:style style:name="P13" style:family="paragraph" style:parent-style-name="Standard" style:list-style-name="L5">
      <style:paragraph-properties fo:line-height="115%" style:writing-mode="lr-tb"/>
      <style:text-properties fo:language="sv" fo:country="SE" fo:font-style="normal" style:font-style-asian="normal" style:font-style-complex="normal"/>
    </style:style>
    <style:style style:name="P14" style:family="paragraph" style:parent-style-name="Standard">
      <style:paragraph-properties fo:line-height="115%" style:writing-mode="lr-tb"/>
      <style:text-properties fo:language="sv" fo:country="SE"/>
    </style:style>
    <style:style style:name="P15" style:family="paragraph" style:parent-style-name="Standard" style:list-style-name="L5">
      <style:paragraph-properties fo:line-height="115%" style:writing-mode="lr-tb"/>
      <style:text-properties fo:language="sv" fo:country="SE" fo:font-style="italic" style:font-style-asian="italic" style:font-style-complex="italic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language="sv" fo:country="SE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language="sv" fo:country="SE" fo:font-style="italic" style:font-style-asian="italic" style:font-style-complex="italic"/>
    </style:style>
    <style:style style:name="P18" style:family="paragraph" style:parent-style-name="Heading_20_3">
      <style:paragraph-properties fo:line-height="115%" fo:break-before="auto" fo:break-after="auto" style:writing-mode="lr-tb"/>
      <style:text-properties fo:language="sv" fo:country="SE"/>
    </style:style>
    <style:style style:name="P19" style:family="paragraph" style:parent-style-name="Heading_20_2">
      <style:paragraph-properties fo:line-height="115%" fo:break-before="auto" fo:break-after="auto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sv" fo:country="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h.cweglnza63tu"/>Testfall - <text:line-break/><text:span text:style-name="T2">Småföretagsanpassat WordPresstema</text:span> </text:p>
      <text:h text:style-name="P19" text:outline-level="10"><text:bookmark text:name="h.1vd8zt6jzrh9"/><text:span text:style-name="T3">TF </text:span><text:a xlink:type="simple" xlink:href="https://github.com/mg222cd/Uppgift-234/blob/master/Användningsfall.odt">AF1.1 -</text:a><text:span text:style-name="T3"> Ändra texten på startsidan.</text:span></text:h>
      <text:p text:style-name="P1">Målet med detta testfall är att undersöka att man via administratörspanelen kan redigera startsidans innehåll.</text:p>
      <text:h text:style-name="P18" text:outline-level="10"><text:bookmark text:name="h.x79aziiftxpo"/>Förkrav</text:h>
      <text:p text:style-name="P1">En befintlig startsida måste finnas implementerad för att kunna testa.<text:line-break/>Logga in - se AF3.1 - Logga in i administratörspanelen.<text:line-break/></text:p>
      <text:h text:style-name="P18" text:outline-level="10"><text:bookmark text:name="h.egfowxortgdq"/>Efterkrav</text:h>
      <text:p text:style-name="P1">Gå till sidan marike.se och kontrollera att texten uppdaterats.</text:p>
      <text:h text:style-name="P18" text:outline-level="10">Scenario - Testfall 1</text:h>
      <text:list xml:id="list6378441672485723848" text:style-name="L1">
        <text:list-item>
          <text:p text:style-name="P4">Startar när Administratören via administratörspanelen går in på Startsidan i ändra-läge.</text:p>
        </text:list-item>
        <text:list-item>
          <text:p text:style-name="P4">Systemet visar befintlig text på startsidan.</text:p>
        </text:list-item>
        <text:list-item>
          <text:p text:style-name="P4">Administratören ändrar rubriken till "Skaffa en lönsam hemsida för ditt företag".</text:p>
        </text:list-item>
        <text:list-item>
          <text:p text:style-name="P4">Systemet visar ändrad text samt knapparna "Avbryt" och "Spara".</text:p>
        </text:list-item>
        <text:list-item>
          <text:p text:style-name="P4">Administratören trycker på "Spara".</text:p>
        </text:list-item>
        <text:list-item>
          <text:p text:style-name="P4">Systemet visar popupruta med texten "' 'Startsida' kommer att uppdateras" och knapparna "Godkänn" samt "Avbryt".</text:p>
        </text:list-item>
        <text:list-item>
          <text:p text:style-name="P4">Administratören trycker på "Godkänn".</text:p>
        </text:list-item>
        <text:list-item>
          <text:p text:style-name="P4">Systemet presenterar startsidan med uppdaterad rubrik "Skaffa en lönsam hemsida för ditt företag".</text:p>
        </text:list-item>
      </text:list>
      <text:h text:style-name="P18" text:outline-level="10"><text:bookmark text:name="h.vwgxz9oo5tzy"/>Alternativa Scenarios<text:bookmark text:name="id.xyao05r76c3v"/></text:h>
      <text:p text:style-name="P1">Testfall 2</text:p>
      <text:p text:style-name="P14">Genomför Testfall 1 fram till steg 4.</text:p>
      <text:list xml:id="list3078001039292394042" text:style-name="L2">
        <text:list-item>
          <text:p text:style-name="P5">Administratören trycker på "Avbryt".</text:p>
        </text:list-item>
        <text:list-item>
          <text:p text:style-name="P8">Systemet visar popupruta med texten "Vill du avbryta formateringen av 'Startsida'?" samt knapparna "Avbryt formatering" och "Återgå".</text:p>
        </text:list-item>
        <text:list-item>
          <text:p text:style-name="P8">Administratören trycker på "Avbryt formatering".<text:line-break/><text:span text:style-name="T1">Användningsfallet avslutas. </text:span></text:p>
        </text:list-item>
      </text:list>
      <text:p text:style-name="P17"/>
      <text:p text:style-name="P12">Testfall 3</text:p>
      <text:p text:style-name="P1">Genomför Testfall 1 fram till steg 4.</text:p>
      <text:list xml:id="list8459338615342837339" text:style-name="L3">
        <text:list-item>
          <text:p text:style-name="P6"><text:soft-page-break/>Administratören trycker på "Avbryt".</text:p>
        </text:list-item>
        <text:list-item>
          <text:p text:style-name="P9">Systemet visar popupruta med texten "Vill du avbryta formateringen av 'Startsida'?" samt knapparna "Avbryt formatering" och "Återgå".</text:p>
        </text:list-item>
        <text:list-item>
          <text:p text:style-name="P9">Administratören trycker på "Återgå".</text:p>
        </text:list-item>
      </text:list>
      <text:list xml:id="list2189892790121785864" text:style-name="LS3">
        <text:list-header>
          <text:p text:style-name="P10">Gå till steg 4 i Testfall 1.</text:p>
        </text:list-header>
      </text:list>
      <text:list xml:id="list6268530727705215821" text:style-name="LS2">
        <text:list-header>
          <text:p text:style-name="P11"/>
        </text:list-header>
      </text:list>
      <text:p text:style-name="P1">Testfall 4<text:line-break/>Genomför Testfall 1 fram till steg 5.<text:line-break/><text:tab/>Förkrav: Ingen internetanslutning.</text:p>
      <text:list xml:id="list8775191308149870758" text:style-name="L4">
        <text:list-item>
          <text:p text:style-name="P7">Systemet visar popupruta med texten "Ändringen kunde inte utföras pga. tekniskt fel" och därunder knappen "OK".</text:p>
        </text:list-item>
      </text:list>
      <text:p text:style-name="P2">Användningsfallet avslutas. </text:p>
      <text:p text:style-name="P2"/>
      <text:p text:style-name="P1">Testfall 5<text:line-break/>Genomför Testfall 1 fram till steg 6.</text:p>
      <text:list xml:id="list7523569336495329465" text:style-name="L5">
        <text:list-item>
          <text:p text:style-name="P13">Administratören trycker på "Avbryt".</text:p>
          <text:h text:style-name="P15" text:outline-level="10">Gå till steg 4 i Testfall 1.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v" fo:country="SE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editing-cycles>30</meta:editing-cycles>
    <dc:date>2013-12-19T15:42:53</dc:date>
    <meta:editing-duration>PT1H51M51S</meta:editing-duration>
    <meta:document-statistic meta:table-count="0" meta:image-count="0" meta:object-count="0" meta:page-count="2" meta:paragraph-count="34" meta:word-count="281" meta:character-count="1941"/>
  </office:meta>
</office:document-meta>
</file>